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ArialMT" svg:font-family="ArialMT" style:font-family-generic="swiss"/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262626" style:text-outline="false" style:font-name="Times-Roman" fo:font-size="12pt" fo:letter-spacing="normal" style:letter-kerning="false" style:font-name-asian="Times-Roman" style:font-size-asian="12pt" style:font-name-complex="Times-Roman" style:font-size-complex="12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">
      <style:paragraph-properties style:text-autospace="none"/>
      <style:text-properties style:use-window-font-color="true" style:text-outline="false" style:font-name="ArialMT" fo:font-size="12pt" fo:letter-spacing="normal" style:letter-kerning="false" style:font-name-asian="ArialMT" style:font-size-asian="12pt" style:font-name-complex="ArialMT" style:font-size-complex="12pt"/>
    </style:style>
    <style:style style:name="P4" style:family="paragraph" style:parent-style-name="Standard" style:list-style-name="">
      <style:paragraph-properties style:text-autospace="none"/>
      <style:text-properties style:use-window-font-color="true" style:text-outline="false" style:font-name="Times New Roman" fo:font-size="12pt" fo:letter-spacing="normal" style:letter-kerning="false" style:font-name-asian="ArialMT" style:font-size-asian="12pt" style:font-name-complex="ArialMT" style:font-size-complex="12pt"/>
    </style:style>
    <style:style style:name="P5" style:family="paragraph" style:parent-style-name="Standard">
      <style:paragraph-properties style:text-autospace="none"/>
      <style:text-properties fo:color="#262626" style:text-outline="false" style:font-name="Times-Roman" fo:font-size="12pt" fo:letter-spacing="normal" style:letter-kerning="false" style:font-name-asian="Times-Roman" style:font-size-asian="12pt" style:font-name-complex="Times-Roman" style:font-size-complex="12pt"/>
    </style:style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style:text-autospace="none"/>
    </style:style>
    <style:style style:name="P8" style:family="paragraph" style:parent-style-name="Standard" style:list-style-name="">
      <style:paragraph-properties style:text-autospac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style:text-outline="false" style:font-name="Calibri" fo:font-size="16pt" fo:letter-spacing="normal" style:letter-kerning="false" style:font-name-asian="Calibri" style:font-size-asian="16pt" style:font-name-complex="Calibri" style:font-size-complex="16pt"/>
    </style:style>
    <style:style style:name="T3" style:family="text">
      <style:text-properties fo:color="#262626" style:text-outline="false" style:font-name="Times-Roman" fo:font-size="12pt" fo:letter-spacing="normal" fo:font-weight="bold" style:letter-kerning="false" style:font-name-asian="Times-Roman" style:font-size-asian="12pt" style:font-weight-asian="bold" style:font-name-complex="Times-Roman" style:font-size-complex="12pt" style:font-weight-complex="bold"/>
    </style:style>
    <style:style style:name="T4" style:family="text">
      <style:text-properties fo:color="#262626" style:text-outline="false" style:font-name="Times-Roman" fo:font-size="12pt" fo:letter-spacing="normal" style:letter-kerning="false" style:font-name-asian="Times-Roman" style:font-size-asian="12pt" style:font-name-complex="Times-Roman" style:font-size-complex="12pt"/>
    </style:style>
    <style:style style:name="T5" style:family="text">
      <style:text-properties fo:color="#000000" style:text-outline="false" style:font-name="Times-Roman" fo:font-size="12pt" fo:letter-spacing="normal" style:letter-kerning="false" style:font-name-asian="Times-Roman" style:font-size-asian="12pt" style:font-name-complex="Times-Roman" style:font-size-complex="12pt"/>
    </style:style>
    <style:style style:name="T6" style:family="text">
      <style:text-properties fo:color="#000000" style:text-outline="false" style:font-name="Calibri" fo:font-size="16pt" fo:letter-spacing="normal" style:letter-kerning="false" style:font-name-asian="Calibri" style:font-size-asian="16pt" style:font-name-complex="Calibri" style:font-size-complex="16pt"/>
    </style:style>
    <style:style style:name="T7" style:family="text">
      <style:text-properties fo:color="#000000" style:text-outline="false" style:font-name="Times New Roman" fo:font-size="16pt" fo:letter-spacing="normal" style:letter-kerning="false" style:font-name-asian="Calibri" style:font-size-asian="16pt" style:font-name-complex="Calibri" style:font-size-complex="16pt"/>
    </style:style>
    <style:style style:name="T8" style:family="text">
      <style:text-properties fo:color="#000000" style:text-outline="false" style:font-name="Times New Roman" fo:font-size="12pt" fo:letter-spacing="normal" style:letter-kerning="false" style:font-name-asian="Calibri" style:font-size-asian="12pt" style:font-name-complex="Calibri" style:font-size-complex="12pt"/>
    </style:style>
    <style:style style:name="T9" style:family="text">
      <style:text-properties fo:color="#000000" style:text-outline="false" style:font-name="Times New Roman" fo:font-size="12pt" fo:letter-spacing="normal" style:text-underline-style="solid" style:text-underline-width="auto" style:text-underline-color="font-color" style:letter-kerning="false" style:font-name-asian="Calibri" style:font-size-asian="12pt" style:font-name-complex="Calibri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LMRIKETS SOMMARUTMANING</text:p>
      <text:p text:style-name="Standard"/>
      <text:p text:style-name="P2">Daniel och Emil Norberg utmanar dig att göra sommarens läskigaste skräckis!</text:p>
      <text:p text:style-name="Standard">I sommar utmanar Youtube-bröderna Daniel och Emil Norberg Filmrikets klubbar att göra en riktigt läskig skräckfilm. </text:p>
      <text:p text:style-name="Standard">Kolla in utmaningen här:</text:p>
      <text:p text:style-name="P4">https://youtu.be/1hIatdd3Qag</text:p>
      <text:p text:style-name="P8"/>
      <text:p text:style-name="P2">Regler Filmrikets Sommarskräckis</text:p>
      <text:p text:style-name="P1">Tema för sommarutmaningen är skräckfilm. Uppdraget är att göra en riktigt spännande och läskig film. Filmen får vara max 3 min lång. </text:p>
      <text:p text:style-name="P7"><text:span text:style-name="T3">Deadline: </text:span><text:span text:style-name="T4">15 Augusti.</text:span><text:span text:style-name="T5"> </text:span><text:span text:style-name="T8">Skicka filmen till Filmriket med </text:span><text:a xlink:type="simple" xlink:href="http://www.wetransfer.com/" text:style-name="Internet_20_link" text:visited-style-name="Visited_20_Internet_20_Link">www.wetransfer.com</text:a><text:span text:style-name="T8"> och mejla till </text:span><text:a xlink:type="simple" xlink:href="mailto:filmriket@reaktorsydost.se" text:style-name="Internet_20_link" text:visited-style-name="Visited_20_Internet_20_Link">filmriket@reaktorsydost.se</text:a><text:span text:style-name="T8">. Skriv i meddelande titel på filmen och vilka som har gjort den.</text:span></text:p>
      <text:p text:style-name="P1"><text:span text:style-name="T1">Pris: </text:span>De som vinner sommarutmaningen får åka på en träff med bröderna Norberg senare i höst. </text:p>
      <text:p text:style-name="P6"/>
      <text:p text:style-name="P1">Se Daniel och Emils bästa tips på hur man gör en bra skräckfilm. Och hur man kan jobba med bildspråk och klippning för att göra en riktigt läskig film! </text:p>
      <text:p text:style-name="P1">Kolla in bästa skräckfilmstipsen här:</text:p>
      <text:p text:style-name="P4">https://youtu.be/FfGE2AgsW2s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-Roman" svg:font-family="Times-Roman" style:font-family-generic="roman"/>
    <style:font-face style:name="ArialMT" svg:font-family="ArialMT" style:font-family-generic="swiss"/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lin  Roos</meta:initial-creator>
    <meta:creation-date>2016-06-28T14:27:32</meta:creation-date>
    <dc:date>2016-06-29T13:43:53</dc:date>
    <dc:creator>Malin  Roos</dc:creator>
    <meta:editing-duration>PT24M31S</meta:editing-duration>
    <meta:editing-cycles>4</meta:editing-cycles>
    <meta:generator>OpenOffice/4.1.1$Unix OpenOffice.org_project/411m6$Build-9775</meta:generator>
    <meta:document-statistic meta:table-count="0" meta:image-count="0" meta:object-count="0" meta:page-count="1" meta:paragraph-count="12" meta:word-count="135" meta:character-count="923"/>
  </office:meta>
</office:document-meta>
</file>